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3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7 Kommentare 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1</text:p>
          </table:table-cell>
          <table:table-cell table:number-columns-repeated="6"/>
        </table:table-row>
        <table:table-row table:style-name="ro1">
          <table:table-cell table:formula="of:=SUM([.A206:.A100000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. Juli 2020 um 16:19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ÖLKERM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t euch nicht den Abstrich bis tief in die Nase machen. Die Barriere wird durchlöch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zu passend(etwas wilde übersetzung) 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iesen wichtigen Beitrag in Deutscher Fassung..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'' Hör auf, dich testen zu lassen, wenn du nach 2021. leben möchtes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er Test hat einen ganz anderen Zweck als den, den du glaubst, oder sollte ich sagen, der, den sie dir sage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ie Einführung des Stäbchens sehr tief in die Nasenbahnen verursacht eine hämato-enzephalische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Barriereschädigung der Schädeltiefe. Deshalb testen und so schrecklich weh tu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r tiefe Test zielt darauf ab, diese hämato-encephalische Barriere zu schaden und so einen direk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gang zum Gehirn für jede Infektion zu schaffen, Prädilektion diejenigen, die sich selbst zugefügt hab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m sie die Maske tragen, die berauscht und Bakterien, die sich in der Maske versammeln und Ihr Gehi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zünd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hämato-enzephalische Barriere ist ein Teil einer Zellschicht, wie eine Grenze, die das Gehirn vor Gift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rotoxinen vor Impfstoffen schützt, es vor Schwermetallen, Bakterien, Pestiziden und anderen Giften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ins menschliche Gehirn gehören, schützt, für so lange, während diese Barriere nicht betroffen war, Lö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durchbohrt wu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ehe selbst die Schlüsse, wozu sind diejenigen, die sich um unsere Gesundheit ′′ kümmern damit die Zahl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esopfer von ′′ irgendetwas ′′ so weit wie möglich steig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auch der Test muss nicht mehr befallen werden, er wird die Verletzung und damit die Gefahr verursachen..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~~~~~~~~~~~~~~~~~~~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, WARUM, WARUM sind diese Testabstri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-ID-19 ist so verdammt weit in die Nase geschoben?? Hmmmmmmmmm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, weißt du, was die Blut-Gehirn-Schranke is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, schaut mal Leute..... der Ort, an dem sie ′′ ein Muster ′′ für den Covid-19-Test bekommen, heißt eure BlutGehirn-Barrier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handelt sich um eine einzelne Zellenschicht, die Ihr Gehirn vor Schwermetallen, Pestiziden und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xischen Substanzen schützt, die normalerweise ferngehalten werden, wenn die Barriere nicht geschädi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Blut-Gehirn-Schranke ist sehr, sehr wichtig. Es hält Gifte aus und erlaubt nur lebenswichtige Nährstoffe,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erstoff, das Gehirn zu errei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enn aus irgendeinem Grund Ihre Blut-Gehirn-Barriere gefährdet ist, dann wird sie zu einer ′′ Leaky BloodHirn-Barriere - die ein entzündetes Gehirn i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bald deine Blut-Gehirn-Barriere kompromittiert ist &amp; lecky wird, können jetzt Bakterien &amp; andere Gifte d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irn betreten und das Gehirngewebe infizieren, das zu Entzündungen führen kann &amp; oft zum Tod füh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tere Symptome einer undichten Blut-Gehirn-Barriere sind lang und kurzfristi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 kann Autismus, ADD, ADHS, Herzkrankheit, Autoimmunerkrankung, Krebs, neurodegenerative Krankhei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aganfall, Leberschäden, chronische Müdigkeit (die nicht mit Ruhe gelöst ist), Hypoxie, Angs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mungsstörungen, Depressionen &amp; viele andere psychische Erkrankungen wie Schizophrenie, Anfäll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nnerungsverlust &amp; kognitiver Rückgang, was zu Alzheimer oder Demenz füh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undichte Gehirn-Blutschranke lässt jedoch nicht ausreichenden Blutfluss ins Gehirn zu, was dann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normale Gehirnaktivität verurs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ermalink.php?story_fbid=902426653597759&amp;id=1000149129759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- ‼‼‼‼VÖLKERMORD‼‼‼‼ Lasst euch nicht den Abstri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, nehmen Sie diese Informationen über eine Leaky Blood-Hirn-Barriere und fügen Sie einen kontaminie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virus-Test hinzu &amp; dann sollten Sie 2 und 2 zusammenstellen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olfaktorische Epithelium ist ein spezialisiertes Epithelgewebe, das sich innerhalb der Nasenhöhle befind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es uns ermöglicht zu rie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iese Schutzschicht kompromittiert wird, kann sie das Krankheitsrisiko tatsächlich erhöhen. Be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liegt dieses dünne Gewebe auf dem Dach der Nasenhöhle etwa 7 cm über &amp; hinter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enlöch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olfaktorische Epithel ist auch Teil des olfaktorischen Systems und ist direkt für die Erkennung von Gerü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ntwort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factory Rezeptoren haben eine Schleimhäute, die die Nerurone vor Giften schützen, die nicht in Was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lösbar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ein Verteidigungssystem, das jegliche Gifte hemmt, die man in der Luft riechen könnte. Die Blut-GehirnBarriere zu durchbrechen, wäre ein absolut perfekter Weg für die bösen Eliten, ihre Agenda voranzutrei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wenn die Tests nicht kontaminiert sind.... verstehen Sie, wenn die Blut-Gehirn-Barriere durch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trich gebrochen wurde, der buchstäblich WAAAAAAAAY TF in der Nase geschossen wurde - dann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jetzt eine undichte Blut-Gehirn-Schrank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ie Leute also nur etwas recherchieren würden, würden sie die Verbindung zu Masken tragen &amp; at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es eigenen CO2 und den Bakterien sehen, die in der Maske, die Sie tragen, in der Maske schwär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ist der Faktor, dass Ihr Sauerstoffgehalt beim Tragen einer Maske definitiv verringert wird, zusammen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dem Stress / Depression, die durch eine FAKE ASS-Pandemie entstanden ist, sind Sie jetzt noch anfällig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em krank zu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enschen müssen sich jetzt komplett gesund ernähren. Du solltest wirklich Obst &amp; Gemüse ess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r Meinung nach... KEINE TOTE TIERFLESH, die durch viele, viele Krankheiten &amp; Viren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inegrippe verunreinigt werden kan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glaube wirklich voll und ganz daran, dass sehr bald etwas ganz Schlimmes kommt. Wir alle müssen uns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rper sofort vorbereiten &amp; das Überleben eines ′′ zweiten Wellenvirus ′′ erleicht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vielleicht ist 5 G die wahre Ursache einer vermeintlichen ′′ zweiten Welle "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G wird bald überall sein &amp; auf der ganzen Welt installiert. Eine 5 G-Vergiftung wird die gleichen Sympt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wie Ron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ken Sie daran, bald..... es kann möglicherweise zu Nahrungsmittelmangel und vielen anderen diver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übsal 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Sie all diese Lebensmittelsüchtigen (oder andere Suchtmittel) haben und inmitten vieler Versuche hab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 Ihre Konzentration diese Süchtigen überwinden / satifizieren, was die Ausdauer viel schwieriger 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Sie jedoch vorbereitet sind, können Sie sich leichter auf Gott konzentrieren und Seinem Vorführ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gen, inmitten der verstörenden Zerstörung, die der Welt pass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zt weiß ich, warum Präsident Trump die Tests verlangsamen wollte. Er versucht uns zu warnen!!!!"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902426653597759&amp;id=1000149129759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- ‼‼‼‼VÖLKERMORD‼‼‼‼ Lasst euch nicht den Abstri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becca Muc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hr habt echt keine Ahnung was die Blut-Hirn-Schranke ist und wie sie funktioniert... Einfach mal e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r Bildchen und reißerische Texte aus dem Schwurbel-Forum kopiert und einen auf schl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, wenn ihr keine Ahnung habt und trotzdem was teilen wollt dann kauft euch Brot und teilt es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Fis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902426653597759&amp;id=1000149129759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- ‼‼‼‼VÖLKERMORD‼‼‼‼ Lasst euch nicht den Abstri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becca Mucke wer bist du? Eine Ärzti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gehe hier nicht auf die Blut- Hirnschranke ein. Sondern beim Stäbchentest kommt es auf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ffnung zum Gehirn 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dem Bild wirst du die Öffnung zum Gehirn über die löchtige Siebbeinplatte sehen. Wen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ran dort, durch den Stäbchentest,das olfaktorische Epithel, geschädigt wird,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gehindert in das Gehirn Keime einmarschieren. Das wurde sehr gut im Text erklärt. Deshal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es so gefährlich, beim Niesen die Nase zuzuhalten, da durch übermäßigen Druck Keime 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irn über die löchrige Siebbeinplatte eindringen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becca Muc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oh wow noch mehr grandioser Quatsch. Bei welchem Corona-Rebell hast d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denn angeschrieb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, informiere dich. Dass euch das nicht wenigstens ein bisschen peinlich ist?! Wahnsin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becca Muc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hab mal geschaut was du noch so teilst... du teilst so ziemlich jeden Mist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ptsache die richtige Schlagzeile drüber oder es wurde bei YouTube hochgeladen mit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merk: BITTE TEILEN BEVOR ES GELÖSCHT WIRD!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chthild Wolbe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 so isses ist liebe Ramo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oer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so ziemlich das DUMMSTE was ich in der Corona-Krise gelesen habe und ein kla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chen dafür, dass unser Bildungssystem hier episch versagt h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Blut-Hirn-Schranke ist kein spezifischer Punkt, den man einfach durchstechen oder kapu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en kann. Jede einzelne Ader im Gehirn fungiert als solche, um zu verhindern, d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ogene und Gifte an die Nervenzellen 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pp: Von der Nase aus kommt man an keine einzige dieser Adern. Zumindest nicht mit ei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tetupf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zurückaufdieschulb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chröder-Bernhardi so??? Dann studiere ein wenig das Bild. Dort wirst du die Öffn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m Gehirn über die löchtige Siebbeinplatte sehen. Wenn die Membran dort, das olfaktori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thel, geschädigt wird, können ungehindert in das Gehirn Keime einmarschieren. Das wu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r gut im Text erklärt. Deshalb ist es so gefährlich, beim Niesen die Nase zuzuhalten, da 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mäßigen Druck Keime ins Gehirn über die löchrige Siebbeinplatte eindringen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Liebe, ich bin Dipl.Krankenschwe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rückaufdieschulban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ermalink.php?story_fbid=902426653597759&amp;id=1000149129759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- ‼‼‼‼VÖLKERMORD‼‼‼‼ Lasst euch nicht den Abstri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oer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*klappt den Pschyrembel zu*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nickt zufrieden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trinkt einen Schluck Kaffee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stellt den Pschyrembel ins Regal zurück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räuspert sich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einfacht gesprochen ist die Blut-Hirn-Schranke eine Schutzschicht zwische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orgenden Adern im Gehirn und dem Nervengewebe. Eine mechanische Verletzung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glich, muss dann aber lokal passieren, um eine Auswirkung zu haben. Bei einer Verletz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halb der Siebbeinplatte würden Äderchen verletzt, die die Schleimhaut versorgen. Da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ten zwar Erreger in den Blutkreislauf eindringen (wie bei anderen Verletzungen auch),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Blut-Hirn-Schranke oberhalb des Knochens bleibt unverletzt und schützt so weiterhin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oge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t wenn die Äderchen im Bereich der Hirnversorgung direkt verletzt werden, könnte es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m Problem 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schlechte Überwindbarkeit ist auch in der Pharmakologie ein Thema, denn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kamente überwinden diese nicht (oder nur in Ausnahmefällen). Da reicht es auch nicht,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apeutikum auf die beschriebene Stelle zu streich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chröder-Bernhardi ich meine jetzt nicht direkt die Blut- Hirn- Schranke, sonder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schrieb von den Siebbein. Das ist noch etwas anderes. Aber weißt du, was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äbchentest überhaupt drann ist? Die können sogar die Stäbchen infizieren und und tief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Nasengang direkt dort angebracht werden. Das ist alles zu überle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chröder-Bernhardi bist du ein Arzt, der Anatomie studiert hat? Dann halt ich m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lappe und nehm erst mal selbst nen kräftigen Schluck Kaffe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aber schö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du deinen Senf dazu gibst. Ich liebe Senf, vor allem Süß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kirlu Gaia Legnette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chröder-Bernhardi "das Dümmste" ... Mit Ü...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rück auf die Schulba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902426653597759&amp;id=1000149129759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- ‼‼‼‼VÖLKERMORD‼‼‼‼ Lasst euch nicht den Abstri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chröder Bernhardi das Dümmste ... Mit Ü...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rück auf die Schulba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kirlu Gaia Legnette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der weiß nix, der hat noch Angs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oer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kirlu Gaia Legnettew Ah. Sie als personifizierte, rechte Echo-Kammer sind natürlich erleucht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erwacht. Natürlich schlägt ihr wissen der YouTube-Universität jedes echte Studium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n Expert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kirlu Gaia Legnette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chröder-Bernhard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oer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ch. Da hat Sie mich blockier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h. Keine Lust auf eine Konversation darüber, wa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e Quellen nur halbseidene, rechte Blogs sind. Scha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kirlu Gaia Legnettew du bist so süß. Ja, die Schlafschäfchen können es einfach noch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hen, oder wollen es nicht sehen, was hier eigendlich los ist. Es besteht aber den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ffnung für ih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ätestens, wenn alles ans Licht kommt, dann ste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 da, mit der Gefahr, das sein Kaffeetässchen aus seiner Hand fäl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Schröder-Bernhardi auch wenn du noch nicht klar siehst, wir haben dich trotzdem lieb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ermalink.php?story_fbid=902426653597759&amp;id=1000149129759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Kaiser - ‼‼‼‼VÖLKERMORD‼‼‼‼ Lasst euch nicht den Abstri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902426653597759&amp;id=1000149129759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6" calcext:value-type="float">
            <text:p>6</text:p>
          </table:table-cell>
          <table:table-cell table:style-name="ce7" table:formula="of:=COUNTIF([.D$1:.D$1048576];&quot;X&quot;)" office:value-type="float" office:value="7" calcext:value-type="float">
            <text:p>7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" calcext:value-type="float">
            <text:p>4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51];[.D451];[.F451])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2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5:02:38.23617254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5:11:04.229010855</dc:date>
    <meta:editing-duration>PT1M45S</meta:editing-duration>
    <meta:editing-cycles>1</meta:editing-cycles>
    <meta:document-statistic meta:table-count="1" meta:cell-count="339" meta:object-count="0"/>
  </office:meta>
</office:document-meta>
</file>